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BX12" svg:font-family="CMBX12"/>
    <style:font-face style:name="CMR10" svg:font-family="CMR10"/>
    <style:font-face style:name="MTMI" svg:font-family="MTMI"/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Times New Roman" fo:font-size="14pt" style:font-name-asian="CMBX12" style:font-size-asian="14pt" style:font-name-complex="CMBX12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4pt" style:font-name-asian="CMR10" style:font-size-asian="14pt" style:font-name-complex="CMR10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language="en" fo:country="US" fo:font-style="italic" style:font-name-asian="CMR10" style:font-size-asian="12pt" style:font-style-asian="italic" style:font-name-complex="CMR10" style:font-size-complex="12pt" style:font-style-complex="italic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fo:language="en" fo:country="US" fo:font-style="normal" style:font-name-asian="CMR10" style:font-size-asian="12pt" style:font-style-asian="normal" style:font-name-complex="CMR10" style:font-size-complex="12pt" style:font-style-complex="normal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fo:language="en" fo:country="US" fo:font-style="normal" style:font-name-asian="CMR10" style:font-size-asian="12pt" style:font-style-asian="normal" style:font-name-complex="CMR10" style:font-size-complex="12pt" style:font-style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fo:language="en" fo:country="US" fo:font-style="italic" style:font-name-asian="CMR10" style:font-size-asian="12pt" style:font-style-asian="italic" style:font-name-complex="CMR10" style:font-size-complex="12pt" style:font-style-complex="italic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US" fo:font-style="normal" style:font-name-asian="CMR10" style:font-size-asian="12pt" style:font-style-asian="normal" style:font-name-complex="CMR10" style:font-size-complex="12pt" style:font-style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2pt" fo:language="en" fo:country="US" fo:font-style="normal" style:font-name-asian="Times-Roman" style:font-size-asian="12pt" style:font-style-asian="normal" style:font-name-complex="Times-Roman" style:font-size-complex="12pt" style:font-style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US" fo:font-style="normal" style:font-name-asian="Times-Roman" style:font-size-asian="12pt" style:font-style-asian="normal" style:font-name-complex="Times-Roman" style:font-size-complex="12pt" style:font-style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US" fo:font-style="italic" style:font-name-asian="CMR10" style:font-size-asian="12pt" style:font-style-asian="italic" style:font-name-complex="CMR10" style:font-size-complex="12pt" style:font-style-complex="italic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Times-Roman" style:font-size-asian="12pt" style:font-name-complex="Times-Roman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MTMI" style:font-style-asian="italic" style:font-name-complex="MTMI" style:font-style-complex="italic"/>
    </style:style>
    <style:style style:name="T4" style:family="text">
      <style:text-properties fo:language="en" fo:country="US" fo:font-style="italic" style:font-name-asian="CMR10" style:font-style-asian="italic" style:font-name-complex="CMR10" style:font-style-complex="italic"/>
    </style:style>
    <style:style style:name="T5" style:family="text">
      <style:text-properties fo:language="en" fo:country="US" fo:font-style="normal" style:font-name-asian="Times-Roman" style:font-style-asian="normal" style:font-name-complex="Times-Roman" style:font-style-complex="normal"/>
    </style:style>
    <style:style style:name="T6" style:family="text">
      <style:text-properties fo:language="en" fo:country="US" fo:font-style="normal" style:font-name-asian="CMR10" style:font-style-asian="normal" style:font-name-complex="CMR10" style:font-style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Times-Roman" style:font-style-asian="normal" style:font-name-complex="Times-Roman" style:font-style-complex="normal"/>
    </style:style>
    <style:style style:name="T10" style:family="text">
      <style:text-properties fo:font-style="normal" style:font-name-asian="CMR10" style:font-style-asian="normal" style:font-name-complex="CMR10" style:font-style-complex="normal"/>
    </style:style>
    <style:style style:name="T11" style:family="text">
      <style:text-properties style:font-name-asian="Times-Roman" style:font-name-complex="Times-Roman"/>
    </style:style>
    <style:style style:name="T12" style:family="text">
      <style:text-properties style:font-name-asian="CMR10" style:font-name-complex="CMR1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it Card Data Variables Description</text:p>
      <text:p text:style-name="P2"/>
      <text:p text:style-name="P7">Treatment:</text:p>
      <text:p text:style-name="P11"><text:span text:style-name="T4">- debit_card1998:</text:span><text:span text:style-name="T6"> equal to 1 if</text:span><text:span text:style-name="T9"> at </text:span><text:span text:style-name="T3">1998</text:span><text:span text:style-name="T9"> the household (all members combined) possesses one and only one </text:span><text:span text:style-name="T11">debit card</text:span><text:span text:style-name="T6">, to 0 </text:span><text:span text:style-name="T5">if at </text:span><text:span text:style-name="T3">1998</text:span><text:span text:style-name="T5"> the household do not possess debit cards.</text:span></text:p>
      <text:p text:style-name="P7"/>
      <text:p text:style-name="P7">Outcome:</text:p>
      <text:p text:style-name="P11"><text:span text:style-name="T4">- spending1998:</text:span><text:span text:style-name="T6"> the outcome, </text:span><text:span text:style-name="T5">the monthly average spending of the household on all consumer goods at 1998.</text:span></text:p>
      <text:p text:style-name="P8"/>
      <text:p text:style-name="P11"><text:span text:style-name="T5">Categorical Pre-treatment variables, all observed at 1995:</text:span></text:p>
      <text:p text:style-name="P11"><text:span text:style-name="T4">- num_of_earners</text:span><text:span text:style-name="T6">: the number of earners in the household</text:span></text:p>
      <text:p text:style-name="P10">- average_age<text:span text:style-name="T8">: average age of the household; five categories: 0: up to 30 years; 1: 31-40; 2: 41-50; 3: 51-65 ; 4: over 65.</text:span></text:p>
      <text:p text:style-name="P10">- family_size<text:span text:style-name="T8">: number of household members</text:span></text:p>
      <text:p text:style-name="P13"><text:span text:style-name="T2">- geograph_area</text:span><text:span text:style-name="T7">: </text:span><text:span text:style-name="T9">the Italian geographical macro-area where the household lives: 0: North; 1: Central Italy; 2: South and Islands</text:span></text:p>
      <text:p text:style-name="P14"><text:span text:style-name="T1">- num_of_inhabitants</text:span><text:span text:style-name="T8">: the number of inhabitants of the town where the household lives: 1: up to 20,000; 2: 20,000-40,000; 3: 40,000-500,000; 4: more than 500,000</text:span></text:p>
      <text:p text:style-name="P14"><text:span text:style-name="T1">- householder_age</text:span><text:span text:style-name="T8">: </text:span><text:span text:style-name="T6">0: up to 30 years; 1: 31-40; 2: 41-50; 3: 51-65 ; 4: over 65</text:span></text:p>
      <text:p text:style-name="P14"><text:span text:style-name="T4">- householder_education:0</text:span><text:span text:style-name="T6">: none; 1: elementary school, 2: middle school, 3</text:span><text:span text:style-name="T10">: high s</text:span><text:span text:style-name="T12">chool, 4:bachelors degree, 5: post-graduate qualication</text:span></text:p>
      <text:p text:style-name="P12"><text:span text:style-name="T9"/></text:p>
      <text:p text:style-name="P9">Continuous Pre-treatment variables, all observed at 1995:</text:p>
      <text:p text:style-name="P11"><text:span text:style-name="T4">- spending1995: <text:s/></text:span><text:span text:style-name="T5">the monthly average spending of the household on all consumer goods</text:span></text:p>
      <text:p text:style-name="P11"><text:span text:style-name="T4">- num_of_banks</text:span><text:span text:style-name="T6">: the number of banks in the province where the household lives</text:span></text:p>
      <text:p text:style-name="P11"><text:span text:style-name="T4">- interest_rate</text:span><text:span text:style-name="T6">: yearly based average interest rate in the province where the household lives</text:span></text:p>
      <text:p text:style-name="P10">- income<text:span text:style-name="T8">: net disposable income of the household</text:span></text:p>
      <text:p text:style-name="P13"><text:span text:style-name="T2">- wealth</text:span><text:span text:style-name="T7">: net wealth of the household</text:span></text:p>
      <text:p text:style-name="P14"><text:span text:style-name="T1">- cash_inventory</text:span><text:span text:style-name="T8">: the monthly average cash inventory held by the household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4"/>
      <text:p text:style-name="P4"/>
      <text:list xml:id="list4699089640727421487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BX12" svg:font-family="CMBX12"/>
    <style:font-face style:name="CMR10" svg:font-family="CMR10"/>
    <style:font-face style:name="MTMI" svg:font-family="MTMI"/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3T14:08:54.17</meta:creation-date>
    <dc:date>2017-10-15T01:04:08.43</dc:date>
    <meta:editing-duration>PT7H20M11S</meta:editing-duration>
    <meta:editing-cycles>32</meta:editing-cycles>
    <meta:generator>OpenOffice/4.1.3$Win32 OpenOffice.org_project/413m1$Build-9783</meta:generator>
    <meta:document-statistic meta:table-count="0" meta:image-count="0" meta:object-count="0" meta:page-count="1" meta:paragraph-count="20" meta:word-count="254" meta:character-count="1588"/>
  </office:meta>
</office:document-meta>
</file>